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46%" fo:widows="1" fo:text-indent="0in" style:auto-text-indent="false"/>
      <style:text-properties fo:font-variant="normal" fo:text-transform="none" fo:color="#9e9ea6" style:text-line-through-style="none" style:text-line-through-type="none" style:font-name="Slack-Lato" fo:font-size="11.25pt" fo:letter-spacing="normal" fo:font-style="normal" style:text-underline-style="none" fo:font-weight="normal" style:text-blinking="false"/>
    </style:style>
    <style:style style:name="P2" style:family="paragraph" style:parent-style-name="Text_20_body">
      <style:paragraph-properties fo:margin-left="0in" fo:margin-right="0in" fo:margin-top="0in" fo:margin-bottom="0in" style:contextual-spacing="false" fo:line-height="132%" fo:widows="1" fo:text-indent="0in" style:auto-text-indent="false"/>
      <style:text-properties fo:font-variant="normal" fo:text-transform="none" fo:color="#3d3c40" style:font-name="Slack-Lato" fo:letter-spacing="normal" fo:font-style="normal" fo:font-weight="normal" fo:padding="0in" fo:border="none"/>
    </style:style>
    <style:style style:name="P3" style:family="paragraph" style:parent-style-name="Text_20_body" style:list-style-name="L1">
      <style:paragraph-properties fo:margin-left="0in" fo:margin-right="0in" fo:margin-top="0in" fo:margin-bottom="0in" style:contextual-spacing="false" fo:line-height="132%" fo:widows="1" fo:text-indent="0in" style:auto-text-indent="false" fo:padding="0in" fo:border="none"/>
      <style:text-properties fo:font-variant="normal" fo:text-transform="none" fo:color="#3d3c40" style:font-name="Slack-Lato" fo:letter-spacing="normal" fo:font-style="normal" fo:font-weight="normal" fo:padding="0in" fo:border="none"/>
    </style:style>
    <style:style style:name="P4" style:family="paragraph" style:parent-style-name="Text_20_body" style:list-style-name="L1">
      <style:paragraph-properties fo:margin-left="0in" fo:margin-right="0in" fo:margin-top="0in" fo:margin-bottom="0in" style:contextual-spacing="false" fo:line-height="132%" fo:widows="1" fo:text-indent="0in" style:auto-text-indent="false" fo:padding="0in" fo:border="none"/>
    </style:style>
    <style:style style:name="P5" style:family="paragraph" style:parent-style-name="Text_20_body">
      <style:paragraph-properties fo:margin-left="0.0626in" fo:margin-right="0in" fo:margin-top="0in" fo:margin-bottom="0in" style:contextual-spacing="false" fo:line-height="120%" fo:text-align="center" style:justify-single-word="false" fo:widows="1" fo:text-indent="0in" style:auto-text-indent="false"/>
    </style:style>
    <style:style style:name="P6" style:family="paragraph" style:parent-style-name="Text_20_body" style:master-page-name="">
      <style:paragraph-properties fo:margin-left="0.0618in" fo:margin-right="0in" fo:margin-top="0in" fo:margin-bottom="0in" style:contextual-spacing="false" fo:line-height="132%" fo:widows="1" fo:text-indent="0in" style:auto-text-indent="false" style:page-number="auto"/>
      <style:text-properties fo:font-variant="normal" fo:text-transform="none" fo:color="#3d3c40" style:font-name="Slack-Lato" fo:letter-spacing="normal" fo:font-style="normal" fo:font-weight="normal" fo:padding="0in" fo:border="none"/>
    </style:style>
    <style:style style:name="P7" style:family="paragraph" style:parent-style-name="Text_20_body" style:list-style-name="L2">
      <style:paragraph-properties fo:margin-left="0.4925in" fo:margin-right="0in" fo:margin-top="0in" fo:margin-bottom="0in" style:contextual-spacing="false" fo:line-height="132%" fo:widows="1" fo:text-indent="0in" style:auto-text-indent="false" fo:padding="0in" fo:border="none"/>
      <style:text-properties fo:font-variant="normal" fo:text-transform="none" fo:color="#3d3c40" style:font-name="Slack-Lato" fo:letter-spacing="normal" fo:font-style="normal" fo:font-weight="normal" fo:padding="0in" fo:border="none"/>
    </style:style>
    <style:style style:name="P8" style:family="paragraph" style:parent-style-name="Text_20_body" style:list-style-name="L3">
      <style:paragraph-properties fo:margin-left="0.4925in" fo:margin-right="0in" fo:margin-top="0in" fo:margin-bottom="0in" style:contextual-spacing="false" fo:line-height="132%" fo:widows="1" fo:text-indent="0in" style:auto-text-indent="false" fo:padding="0in" fo:border="none"/>
      <style:text-properties fo:font-variant="normal" fo:text-transform="none" fo:color="#3d3c40" style:font-name="Slack-Lato" fo:letter-spacing="normal" fo:font-style="normal" fo:font-weight="normal" fo:padding="0in" fo:border="none"/>
    </style:style>
    <style:style style:name="P9" style:family="paragraph" style:parent-style-name="Heading_20_4">
      <style:text-properties fo:font-variant="normal" fo:text-transform="none" fo:color="#555459" style:text-line-through-style="none" style:text-line-through-type="none" style:font-name="Slack-Lato" fo:font-size="11.25pt" fo:letter-spacing="normal" fo:font-style="normal" style:text-underline-style="none" fo:font-weight="bold" style:text-blinking="false"/>
    </style:style>
    <style:style style:name="T1" style:family="text">
      <style:text-properties fo:font-variant="normal" fo:text-transform="none" fo:color="#3d3c40" style:font-name="Slack-Lato" fo:letter-spacing="normal" fo:font-style="normal" fo:font-weight="normal" fo:padding="0in" fo:border="none"/>
    </style:style>
    <style:style style:name="T2" style:family="text">
      <style:text-properties fo:font-variant="normal" fo:text-transform="none" fo:color="#ffffff" style:text-line-through-style="none" style:text-line-through-type="none" style:font-name="Slack-Lato" fo:font-size="11.25pt" fo:letter-spacing="normal" fo:font-style="normal" style:text-underline-style="none" fo:font-weight="normal" style:text-blinking="false" fo:padding="0in" fo:border="none"/>
    </style:style>
    <text:list-style style:name="L1">
      <text:list-level-style-number text:level="1" text:style-name="Numbering_20_Symbols" style:num-suffix="." style:num-format="1">
        <style:list-level-properties text:space-before="0.053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4">Lekcija 2. Picking &amp; Breaking Down Your Web Application Idea</text:h>
      <text:p text:style-name="P1"/>
      <text:p text:style-name="P2">U predhodnoj lekciji smo generisali sledeće ideje-kandidate za web aplikaciju:</text:p>
      <text:p text:style-name="P2"/>
      <text:list xml:id="list6630233855713395615" text:style-name="L1">
        <text:list-item>
          <text:p text:style-name="P4"><text:span text:style-name="T1">Nas dvojicu ( Bojana i mene ) muči problem kako da što bolje ovladamo laravel framework-om.</text:span></text:p>
        </text:list-item>
        <text:list-item>
          <text:p text:style-name="P3">Montex Elektroniku muči problem kako da što efikasnije komunicira sa partnerima koji od ME traže uslugu održavanja hardvera i/ili softvera.</text:p>
        </text:list-item>
        <text:list-item>
          <text:p text:style-name="P3">Bojana muči problem kompletne integracije radnog okruženja sa Google Drive-om i Google Calendar-om</text:p>
        </text:list-item>
        <text:list-item>
          <text:p text:style-name="P3">Bojana muči problem kreiranja i po želji aktivacije određenih modula u aplikaciji.</text:p>
          <text:p text:style-name="P3"/>
        </text:list-item>
      </text:list>
      <text:p text:style-name="P2">Posle kraće analize zaključili smo da je Ideja 3 suviše kompleksa za svrhu obuke koju radimo. Ideja 4 je vrlo uopštena i može da se odnosi na svaku aplikaciju.</text:p>
      <text:p text:style-name="P2">Ideja 1, vodi ka tome da tokom obuke implementiramo rešenje za web aplikaciju koju je odabrao Alex i koju prezentira u video lekcijama.</text:p>
      <text:p text:style-name="P2"/>
      <text:p text:style-name="P2">Dakle, naš izbor biće web aplikacija u kojoj korisnici mogu da postavljaju pitanja u vezi sa programiranjem i da vlasnik aplikacije odgovara na ta pitanja.</text:p>
      <text:p text:style-name="P2">Nakon izbora ideje pristupa se postupku rasčlanjivanja (breaking down ) ideje na objekte i kategorije ( objects &amp; classifications ).</text:p>
      <text:p text:style-name="P6"/>
      <text:p text:style-name="P2">U slučaju naše ( Alex-ove) odabrane ideje to rasčlanjivanje izgleda ovako:</text:p>
      <text:p text:style-name="P2">Objects:</text:p>
      <text:list xml:id="list1620735300709441107" text:style-name="L2">
        <text:list-item>
          <text:p text:style-name="P7">questions</text:p>
        </text:list-item>
        <text:list-item>
          <text:p text:style-name="P7">answers</text:p>
        </text:list-item>
        <text:list-item>
          <text:p text:style-name="P7">people/users</text:p>
        </text:list-item>
      </text:list>
      <text:p text:style-name="P2">Classifications:</text:p>
      <text:list xml:id="list4460857381940304131" text:style-name="L3">
        <text:list-item>
          <text:p text:style-name="P8">Programming languages</text:p>
        </text:list-item>
      </text:list>
      <text:p text:style-name="P2"/>
      <text:p text:style-name="P2">Za vježbu predlažem da uradimo rasčlanjivanje za Ideju 2. Očekujem da to rasčlanjivanje uradi Bojan, a ja ću ovdje pokušati da malo detaljnije obrazložim ideju o aplikaciji.</text:p>
      <text:p text:style-name="P2"/>
      <text:p text:style-name="P2">Montex Elektronika ima partnere/klijente kojima održava hardverske i softverske sisteme. Održavanje se vrši kroz preventivne i korektivne aktivnosti. Preventivne aktivnosti se odvijaju prema unaprijed utvrđenom planu, a korektivne u slučaju kada sistem koji se održava ne funkcioniše kako treba <text:soft-page-break/>( zbog kvarova i bagova ).</text:p>
      <text:p text:style-name="P2"/>
      <text:p text:style-name="P2">Nas u ovom slučaju ne interesuje preventivno, već samo korektivno održavanje.</text:p>
      <text:p text:style-name="P2">Kod korektivnog održavanja klijent prijavljuje Montex-u problem u funkcionisanju nekod dijela njegovog sistema. To se sada radi putem telefona ili mejla, a mi bi željeli da napravimo web aplikaciju putem koje bi korisnik mogao da vrši prijavljivanje preko interneta i da na isti način prati tok rešavanja svojeg</text:p>
      <text:p text:style-name="P2">problema.</text:p>
      <text:p text:style-name="P2"/>
      <text:p text:style-name="P2">To bi bio ukratko opisan zahtjev koji web aplikacija treba da ispuni. Detalje bi razmatrali kasnije, ako tu aplikaciju počnemo da razvijama. Za sada Bojan bi trebalo da rasčlani ovu ideju na objekte i kategorije, i time bi lekcija 2 bila završena.</text:p>
      <text:p text:style-name="P5"><text:a xlink:type="simple" xlink:href="https://myroadtocode.slack.com/files/milan/F0LBRFK5E/Lekcija_2__Picking___Breaking_Down_Your_Web_Application_Idea" office:target-frame-name="https://myroadtocode.slack.com/files/milan/F0LBRFK5E/Lekcija_2__Picking___Breaking_Down_Your_Web_Application_Idea" xlink:show="replace"><text:span text:style-name="T2">Add Comment</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8:50:03.995927080</meta:creation-date>
    <dc:date>2016-02-12T08:53:10.296691156</dc:date>
    <meta:editing-duration>P0D</meta:editing-duration>
    <meta:editing-cycles>1</meta:editing-cycles>
    <meta:document-statistic meta:table-count="0" meta:image-count="0" meta:object-count="0" meta:page-count="2" meta:paragraph-count="24" meta:word-count="380" meta:character-count="2437" meta:non-whitespace-character-count="2089"/>
    <meta:generator>LibreOffice/4.2.8.2$Linux_X86_64 LibreOffice_project/420m0$Build-2</meta:generator>
  </office:meta>
</office:document-meta>
</file>